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db94d" draw:opacity="6%" draw:opacity-name="" draw:textarea-vertical-align="middle"/>
    </style:style>
    <style:style style:name="gr2" style:family="graphic" style:parent-style-name="standard">
      <style:graphic-properties draw:stroke="none" svg:stroke-color="#000000" draw:fill-color="#ef413d" draw:opacity="4%" draw:opacity-name="" draw:textarea-vertical-align="middle"/>
    </style:style>
    <style:style style:name="gr3" style:family="graphic" style:parent-style-name="standard">
      <style:graphic-properties draw:stroke="none" draw:stroke-dash="_32__20_Dots_20_1_20_Dash" svg:stroke-color="#00b274" draw:fill="solid" draw:fill-color="#00b274" draw:opacity="3%" draw:opacity-name="" draw:textarea-vertical-align="middle"/>
    </style:style>
    <style:style style:name="gr4" style:family="graphic" style:parent-style-name="standard">
      <style:graphic-properties draw:stroke="none" draw:stroke-dash="_32__20_Dots_20_1_20_Dash" svg:stroke-color="#21409a" draw:fill="solid" draw:fill-color="#729fcf" draw:opacity="3%" draw:opacity-name="" draw:textarea-vertical-align="middl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opacity="50%" draw:opacity-name="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65c295" draw:fill="none" draw:textarea-horizontal-align="justify" draw:textarea-vertical-align="middle" draw:auto-grow-height="false" fo:min-height="1.119cm" fo:min-width="3.183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svg:stroke-color="#65c295" draw:fill="none" draw:textarea-horizontal-align="justify" draw:textarea-vertical-align="middle" draw:auto-grow-height="false" fo:min-height="1.119cm" fo:min-width="3.437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68cm" fo:min-width="3.003cm"/>
    </style:style>
    <style:style style:name="gr11" style:family="graphic" style:parent-style-name="objectwithoutfill">
      <style:graphic-properties svg:stroke-color="#65c295"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47cm" fo:min-width="3.183cm"/>
    </style:style>
    <style:style style:name="gr13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4" style:family="graphic" style:parent-style-name="standard">
      <style:graphic-properties svg:stroke-color="#65c295" draw:fill="none" draw:textarea-horizontal-align="justify" draw:textarea-vertical-align="middle" draw:auto-grow-height="false" fo:min-height="1.119cm" fo:min-width="3.691cm"/>
    </style:style>
    <style:style style:name="gr15" style:family="graphic" style:parent-style-name="objectwithoutfill">
      <style:graphic-properties draw:stroke="solid" draw:stroke-dash="Fine_20_Dashed" svg:stroke-color="#65c295" draw:marker-end="Arrow" draw:marker-end-width="0.3cm" draw:fill="none" draw:textarea-vertical-align="middle"/>
    </style:style>
    <style:style style:name="gr16" style:family="graphic" style:parent-style-name="standard">
      <style:graphic-properties svg:stroke-color="#fdb94d" draw:fill="none" draw:textarea-horizontal-align="justify" draw:textarea-vertical-align="middle" draw:auto-grow-height="false" fo:min-height="0.893cm" fo:min-width="2.675cm"/>
    </style:style>
    <style:style style:name="gr17" style:family="graphic" style:parent-style-name="standard">
      <style:graphic-properties svg:stroke-color="#fdb94d" draw:fill="none" draw:textarea-horizontal-align="justify" draw:textarea-vertical-align="middle" draw:auto-grow-height="false" fo:min-height="0.919cm" fo:min-width="2.465cm"/>
    </style:style>
    <style:style style:name="gr18" style:family="graphic" style:parent-style-name="objectwithoutfill">
      <style:graphic-properties svg:stroke-color="#fdb94d" draw:marker-end="Arrow" draw:marker-end-width="0.3cm" draw:fill="none" draw:textarea-vertical-align="middle"/>
    </style:style>
    <style:style style:name="gr19" style:family="graphic" style:parent-style-name="standard">
      <style:graphic-properties svg:stroke-color="#f3715a" draw:fill="none" draw:textarea-horizontal-align="justify" draw:textarea-vertical-align="middle" draw:auto-grow-height="false" fo:min-height="1.147cm" fo:min-width="4.453cm"/>
    </style:style>
    <style:style style:name="gr20" style:family="graphic" style:parent-style-name="standard">
      <style:graphic-properties svg:stroke-color="#fdb94d" draw:fill="none" draw:textarea-horizontal-align="justify" draw:textarea-vertical-align="middle" draw:auto-grow-height="false" fo:min-height="0.639cm" fo:min-width="2.294cm"/>
    </style:style>
    <style:style style:name="gr21" style:family="graphic" style:parent-style-name="objectwithoutfill">
      <style:graphic-properties svg:stroke-color="#f3715a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2cm" fo:min-width="0cm"/>
    </style:style>
    <style:style style:name="gr25" style:family="graphic" style:parent-style-name="standard">
      <style:graphic-properties svg:stroke-color="#f3715a" draw:fill="none" draw:textarea-horizontal-align="justify" draw:textarea-vertical-align="middle" draw:auto-grow-height="false" fo:min-height="1.147cm" fo:min-width="2.929cm"/>
    </style:style>
    <style:style style:name="gr26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P1" style:family="paragraph">
      <loext:graphic-properties draw:fill-color="#fdb94d" draw:opacity="6%"/>
      <style:paragraph-properties fo:text-align="center"/>
    </style:style>
    <style:style style:name="P2" style:family="paragraph">
      <loext:graphic-properties draw:fill-color="#ef413d" draw:opacity="4%"/>
      <style:paragraph-properties fo:text-align="center"/>
    </style:style>
    <style:style style:name="P3" style:family="paragraph">
      <loext:graphic-properties draw:fill="solid" draw:fill-color="#00b274" draw:opacity="3%"/>
      <style:paragraph-properties fo:text-align="center"/>
    </style:style>
    <style:style style:name="P4" style:family="paragraph">
      <loext:graphic-properties draw:fill="solid" draw:fill-color="#729fcf" draw:opacity="3%"/>
      <style:paragraph-properties fo:text-align="center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9.524cm" svg:height="10.54cm" svg:x="1.254cm" svg:y="8.874cm" svg:viewBox="0 0 9525 10541" draw:points="0,251 4119,0 9525,6149 1673,10541">
          <text:p/>
        </draw:polygon>
        <draw:polygon draw:style-name="gr2" draw:text-style-name="P2" draw:layer="layout" svg:width="14.604cm" svg:height="9.016cm" svg:x="7.604cm" svg:y="11.033cm" svg:viewBox="0 0 14605 9017" draw:points="0,7112 7366,0 14605,5461 7620,9017">
          <text:p/>
        </draw:polygon>
        <draw:polygon draw:style-name="gr3" draw:text-style-name="P3" draw:layer="layout" svg:width="18.033cm" svg:height="7.492cm" svg:x="5.318cm" svg:y="2.016cm" svg:viewBox="0 0 18034 7493" draw:points="0,614 0,7493 18034,4545 16136,0">
          <text:p text:style-name="P7"/>
        </draw:polygon>
        <draw:polygon draw:style-name="gr4" draw:text-style-name="P4" draw:layer="layout" svg:width="17.525cm" svg:height="5.841cm" svg:x="5.826cm" svg:y="6.969cm" svg:viewBox="0 0 17526 5842" draw:points="0,2540 1016,5842 17526,2413 16129,0 16002,0">
          <text:p/>
        </draw:polygon>
        <draw:custom-shape draw:style-name="gr5" draw:text-style-name="P5" draw:layer="layout" svg:width="0.652cm" svg:height="0.584cm" svg:x="4.557cm" svg:y="3.9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4.883cm" svg:y1="4.548cm" svg:x2="4.883cm" svg:y2="5.132cm">
          <text:p/>
        </draw:line>
        <draw:line draw:style-name="gr6" draw:text-style-name="P6" xml:id="id9" draw:id="id9" draw:layer="layout" svg:x1="4.883cm" svg:y1="4.548cm" svg:x2="4.448cm" svg:y2="4.84cm">
          <text:p/>
        </draw:line>
        <draw:line draw:style-name="gr6" draw:text-style-name="P6" xml:id="id6" draw:id="id6" draw:layer="layout" svg:x1="4.883cm" svg:y1="4.548cm" svg:x2="5.3cm" svg:y2="4.861cm">
          <text:p/>
        </draw:line>
        <draw:line draw:style-name="gr6" draw:text-style-name="P6" xml:id="id14" draw:id="id14" draw:layer="layout" svg:x1="4.901cm" svg:y1="5.132cm" svg:x2="4.466cm" svg:y2="5.424cm">
          <text:p/>
        </draw:line>
        <draw:line draw:style-name="gr6" draw:text-style-name="P6" xml:id="id4" draw:id="id4" draw:layer="layout" svg:x1="4.901cm" svg:y1="5.132cm" svg:x2="5.318cm" svg:y2="5.445cm">
          <text:p/>
        </draw:line>
        <draw:custom-shape draw:style-name="gr7" draw:text-style-name="P8" xml:id="id1" draw:id="id1" draw:layer="layout" svg:width="3.683cm" svg:height="1.369cm" svg:x="7.35cm" svg:y="3.794cm">
          <text:p text:style-name="P7"><text:span text:style-name="T1">Initial Preferences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843cm" svg:y1="5.953cm" svg:x2="16.875cm" svg:y2="5.953cm">
          <text:p/>
        </draw:line>
        <draw:custom-shape draw:style-name="gr9" draw:text-style-name="P8" draw:layer="layout" svg:width="3.937cm" svg:height="1.369cm" svg:x="16.875cm" svg:y="5.163cm">
          <text:p text:style-name="P7"><text:span text:style-name="T1">High Level Classe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" draw:id="id2" draw:layer="layout" svg:width="4.953cm" svg:height="2.286cm" svg:x="12.43cm" svg:y="8.366cm">
          <text:p text:style-name="P7"><text:span text:style-name="T1">Preferences Propag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11.033cm" svg:y1="4.478cm" svg:x2="14.907cm" svg:y2="8.366cm" draw:start-shape="id1" draw:start-glue-point="1" draw:end-shape="id2" draw:end-glue-point="4" svg:d="M11033 4478h3874v3888" svg:viewBox="0 0 3875 3889">
          <text:p/>
        </draw:connector>
        <draw:custom-shape draw:style-name="gr12" draw:text-style-name="P8" xml:id="id3" draw:id="id3" draw:layer="layout" svg:width="3.683cm" svg:height="1.397cm" svg:x="6.588cm" svg:y="9.763cm">
          <text:p text:style-name="P7"><text:span text:style-name="T1">Semantic Network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2.43cm" svg:y1="9.509cm" svg:x2="10.271cm" svg:y2="10.461cm" draw:start-shape="id2" draw:start-glue-point="6" draw:end-shape="id3" draw:end-glue-point="1" svg:d="M12430 9509h-1080v952h-1079" svg:viewBox="0 0 2160 953">
          <text:p/>
        </draw:connector>
        <draw:custom-shape draw:style-name="gr14" draw:text-style-name="P8" xml:id="id5" draw:id="id5" draw:layer="layout" svg:width="4.191cm" svg:height="1.369cm" svg:x="5.445cm" svg:y="7.403cm">
          <text:p text:style-name="P7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d</text:span><text:span text:style-name="T1"> </text:span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5.109cm" svg:y1="5.445cm" svg:x2="7.54cm" svg:y2="7.403cm" draw:start-shape="id4" draw:start-glue-point="2" draw:end-shape="id5" svg:d="M5109 5445v979h2431v979" svg:viewBox="0 0 2432 1959">
          <text:p/>
        </draw:connector>
        <draw:connector draw:style-name="gr11" draw:text-style-name="P6" draw:layer="layout" svg:x1="5.3cm" svg:y1="4.704cm" svg:x2="7.35cm" svg:y2="4.478cm" draw:start-shape="id6" draw:start-glue-point="1" draw:end-shape="id1" draw:end-glue-point="3" svg:d="M5300 4704h1025v-226h1025" svg:viewBox="0 0 2051 227">
          <text:p/>
        </draw:connector>
        <draw:connector draw:style-name="gr15" draw:text-style-name="P6" draw:layer="layout" svg:x1="9.636cm" svg:y1="8.087cm" svg:x2="13.155cm" svg:y2="8.7cm" draw:start-shape="id5" draw:start-glue-point="1" draw:end-shape="id2" draw:end-glue-point="5" svg:d="M9636 8087h1396v-222h2123v835" svg:viewBox="0 0 3520 836">
          <text:p/>
        </draw:connector>
        <draw:custom-shape draw:style-name="gr16" draw:text-style-name="P8" xml:id="id7" draw:id="id7" draw:layer="layout" svg:width="3.175cm" svg:height="1.143cm" svg:x="3.286cm" svg:y="12.811cm">
          <text:p text:style-name="P7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 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4.191cm" svg:height="1.651cm" svg:x="6.08cm" svg:y="13.827cm">
          <text:p text:style-name="P7"><text:span text:style-name="T1">S</text:span><text:span text:style-name="T1">p</text:span><text:span text:style-name="T1">r</text:span><text:span text:style-name="T1">e</text:span><text:span text:style-name="T1">a</text:span><text:span text:style-name="T1">d</text:span><text:span text:style-name="T1">i</text:span><text:span text:style-name="T1">n</text:span><text:span text:style-name="T1">g</text:span><text:span text:style-name="T1"> </text:span><text:span text:style-name="T1">A</text:span><text:span text:style-name="T1">c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6" draw:layer="layout" svg:x1="4.873cm" svg:y1="13.954cm" svg:x2="6.08cm" svg:y2="14.653cm" draw:start-shape="id7" draw:start-glue-point="2" draw:end-shape="id8" draw:end-glue-point="6" svg:d="M4873 13954v699h1207" svg:viewBox="0 0 1208 700">
          <text:p/>
        </draw:connector>
        <draw:connector draw:style-name="gr18" draw:text-style-name="P6" draw:layer="layout" draw:line-skew="-0.126cm -0.387cm" svg:x1="8.176cm" svg:y1="13.827cm" svg:x2="6.588cm" svg:y2="10.461cm" draw:start-shape="id8" draw:start-glue-point="4" draw:end-shape="id3" draw:end-glue-point="3" svg:d="M8176 13827v-1460h-2477v-1906h889" svg:viewBox="0 0 2478 3367">
          <text:p/>
        </draw:connector>
        <draw:custom-shape draw:style-name="gr19" draw:text-style-name="P8" xml:id="id12" draw:id="id12" draw:layer="layout" svg:width="4.953cm" svg:height="1.397cm" svg:x="12.684cm" svg:y="13.827cm">
          <text:p text:style-name="P7"><text:span text:style-name="T1">Recommended 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11" draw:id="id11" draw:layer="layout" svg:width="4.953cm" svg:height="1.397cm" svg:x="12.176cm" svg:y="17.256cm">
          <text:p text:style-name="P7"><text:span text:style-name="T1">Recommended POI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10" draw:id="id10" draw:layer="layout" svg:width="2.794cm" svg:height="0.889cm" svg:x="1.635cm" svg:y="10.652cm">
          <text:p text:style-name="P7"><text:span text:style-name="T1">Location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4.448cm" svg:y1="4.694cm" svg:x2="3.032cm" svg:y2="10.652cm" draw:start-shape="id9" draw:start-glue-point="3" draw:end-shape="id10" svg:d="M4448 4694h-1416v5958" svg:viewBox="0 0 1417 5959">
          <text:p/>
        </draw:connector>
        <draw:connector draw:style-name="gr18" draw:text-style-name="P6" draw:layer="layout" svg:x1="3.032cm" svg:y1="11.541cm" svg:x2="12.176cm" svg:y2="17.954cm" draw:start-shape="id10" draw:start-glue-point="2" draw:end-shape="id11" draw:end-glue-point="3" svg:d="M3032 11541v6413h9144" svg:viewBox="0 0 9145 6414">
          <text:p/>
        </draw:connector>
        <draw:connector draw:style-name="gr21" draw:text-style-name="P6" draw:layer="layout" svg:x1="15.16cm" svg:y1="15.224cm" svg:x2="14.652cm" svg:y2="17.256cm" draw:start-shape="id12" draw:start-glue-point="2" draw:end-shape="id11" draw:end-glue-point="0" svg:d="M15160 15224v1015h-508v1017" svg:viewBox="0 0 509 2033">
          <text:p/>
        </draw:connector>
        <draw:connector draw:style-name="gr21" draw:text-style-name="P6" draw:layer="layout" svg:x1="8.429cm" svg:y1="11.16cm" svg:x2="15.16cm" svg:y2="13.827cm" draw:start-shape="id3" draw:start-glue-point="2" draw:end-shape="id12" draw:end-glue-point="0" svg:d="M8429 11160v1333h6731v1334" svg:viewBox="0 0 6732 2668">
          <text:p/>
        </draw:connector>
        <draw:frame draw:style-name="gr22" draw:text-style-name="P10" draw:layer="layout" svg:width="3.937cm" svg:height="1.115cm" svg:x="17.637cm" svg:y="2.425cm">
          <draw:text-box>
            <text:p text:style-name="P9"><text:span text:style-name="T2">Data Gathering </text:span><text:span text:style-name="T2">Module</text:span></text:p>
          </draw:text-box>
        </draw:frame>
        <draw:frame draw:style-name="gr23" draw:text-style-name="P10" draw:layer="layout" svg:width="3.101cm" svg:height="1.115cm" svg:x="19.108cm" svg:y="7.759cm">
          <draw:text-box>
            <text:p><text:span text:style-name="T2">User Interest </text:span></text:p>
            <text:p><text:span text:style-name="T2">Model Module</text:span></text:p>
          </draw:text-box>
        </draw:frame>
        <draw:frame draw:style-name="gr23" draw:text-style-name="P10" draw:layer="layout" svg:width="5.239cm" svg:height="0.683cm" svg:x="9.985cm" svg:y="15.605cm">
          <draw:text-box>
            <text:p><text:span text:style-name="T2">Recommendation Module</text:span></text:p>
          </draw:text-box>
        </draw:frame>
        <draw:frame draw:style-name="gr24" draw:text-style-name="P10" draw:layer="layout" svg:width="3.423cm" svg:height="0.683cm" svg:x="1cm" svg:y="9.461cm">
          <draw:text-box>
            <text:p><text:span text:style-name="T2">Context Module</text:span></text:p>
          </draw:text-box>
        </draw:frame>
        <draw:custom-shape draw:style-name="gr25" draw:text-style-name="P8" xml:id="id13" draw:id="id13" draw:layer="layout" svg:width="3.429cm" svg:height="1.397cm" svg:x="17.383cm" svg:y="15.605cm">
          <text:p text:style-name="P7"><text:span text:style-name="T1">Aging System</text:span>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19.097cm" svg:y1="17.002cm" svg:x2="17.129cm" svg:y2="17.954cm" draw:start-shape="id13" draw:start-glue-point="2" draw:end-shape="id11" draw:end-glue-point="1" svg:d="M19097 17002v952h-1968" svg:viewBox="0 0 1969 953">
          <text:p/>
        </draw:connector>
        <draw:connector draw:style-name="gr18" draw:text-style-name="P6" draw:layer="layout" svg:x1="4.466cm" svg:y1="5.278cm" svg:x2="4.873cm" svg:y2="12.811cm" draw:start-shape="id14" draw:start-glue-point="3" draw:end-shape="id7" draw:end-glue-point="0" svg:d="M4466 5278h-501v3839h908v3694" svg:viewBox="0 0 909 75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10:59:53.973902855</meta:creation-date>
    <dc:date>2020-06-10T16:28:13.548960527</dc:date>
    <meta:editing-duration>P1DT3H35M13S</meta:editing-duration>
    <meta:editing-cycles>1</meta:editing-cycles>
    <meta:document-statistic meta:object-count="39"/>
    <meta:generator>LibreOffice/6.0.7.3$Linux_X86_64 LibreOffice_project/00m0$Build-3</meta:generator>
  </office:meta>
</office:document-meta>
</file>